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2.4</text:p>
      <text:p text:style-name="Text_20_body">A tool by Pokedoc.</text:p>
      <text:p text:style-name="Text_20_body">(This Readme file is not completed yet!)</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Pokemon HG/SS/Black/White</text:p>
      <text:p text:style-name="Text_20_body">- Supports multiple backup methods in one tool: 3in1 (DS saves), WiFi/FTP (DS saves), GBA (GBA saves, no EEPROM-type saves)</text:p>
      <text:p text:style-name="Text_20_body">- Completely open source (GPL V2), should Nintendo change something, the program can be easily updated without reinventing the wheel</text:p>
      <text:p text:style-name="Text_20_body">- This tool does NOT support ROM dumping. It will never do. Any requests for ROM dumping support will be IGNORED!</text:p>
      <text:h text:style-name="Heading_20_3" text:outline-level="3">1.1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You may need to manually apply a DLDI patch. (See section 3.1 for more instructions.)</text:p>
      <text:p text:style-name="Text_20_body"><text:span text:style-name="T1">Various R4 clones</text:span>: There are more R4 clones out there than anybody can count, some of which have various issues. I am trying to support them as well, but if it does not work yet, you are out of luck.</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planned for 0.3.0) Finish this readme file. Even though there is always something that can be improvied, the file currently has some obviois holes which I am aiming to fill.</text:p>
      <text:p text:style-name="Text_20_body">- (planned for 0.3.0) Support for Slot 2 flash cards. If the tool is running from a Slot 2 flash card, it will try to detect that and dump/restore saves to Slot 2.</text:p>
      <text:p text:style-name="Text_20_body">- (planned for 0.3.0, partially implemented) Add support for translating this tool by exporting all messages to an external file.</text:p>
      <text:p text:style-name="Text_20_body">- (planned for 0.3.0) Don't force the user to restart the program if it can continue safely. (Only 3in1 mode needs this.)</text:p>
      <text:p text:style-name="Text_20_body">- (planned for 0.3.0) Add an ini file option to support new save chips. Write a section how to do this.</text:p>
      <text:p text:style-name="Text_20_body"><text:soft-page-break/>- Apply patches/fixes developed by the community.</text:p>
      <text:p text:style-name="Text_20_body">- Find some web-based platform to upload/preserve my source code. (Google Project Hosting?)</text:p>
      <text:h text:style-name="Heading_20_3" text:outline-level="3">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have an EZFlash 3in1 inserted in Slot 2, the program will enter 3in1 mode. See section 2.2 how to set this up.</text:p>
      <text:p text:style-name="Text_20_body">- If you have a GBA module inserted in Slot 2, the program will enter GBA mode. See section 2.3 for notes on this mode.</text:p>
      <text:p text:style-name="Text_20_body">- If none of the above is valid, the program will enter WiFi/FTP mode. See section 2.4 how to set this up.</text:p>
      <text:p text:style-name="Text_20_body">I am also hoping to support Slot 2 flash cards in the future.</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the "xxxx" DLDI driver, found "HERE", and even then, there are mixed reports of success; if Datel changed the hardware on their device without releasing a new DLDI driver, you are out of luck. And it will still not work on the DSi!</text:p>
      <text:p text:style-name="Text_20_body"><text:span text:style-name="T1">Various R4 clones</text:span>: depending on the hardware found on your R4, you will need one of the following DLDI drivers:</text:p>
      <text:p text:style-name="Text_20_body">...........</text:p>
      <text:h text:style-name="Heading_20_3" text:outline-level="3">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text:soft-page-break/>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text:soft-page-break/>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ext:soft-page-break/>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text:p>
      <text:p text:style-name="Text_20_body">Right now, I need help with the following points:</text:p>
      <text:p text:style-name="Text_20_body">-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understood it yet.</text:p>
      <text:p text:style-name="Text_20_body">- <text:span text:style-name="T1">GBA EEPROM backup</text:span>. GBATEK claims it can't be done, Rudolph demonstrated that it can be done. But he told no one how it can be done. So, if you happen to know how to reach the save on EEPROM-type GBA cartridges, please share this knowledge so that the GBA mode can be finished.</text:p>
      <text:h text:style-name="Heading_20_3" text:outline-level="3">5. FAQs</text:h>
      <text:p text:style-name="Text_20_body">Q: Is it safe?</text:p>
      <text:p text:style-name="Text_20_body"><text:soft-page-break/>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 am planing to add a new ini file option that will be able to add new save types on-the-fly, but it is not ready yet. Should be done for V0.3.0 (crosses fingers)</text:p>
      <text:p text:style-name="Text_20_body"/>
      <text:p text:style-name="Text_20_body">Q: I can't restore Band Brothers DX/Jam With the Band through WiFi!</text:p>
      <text:p text:style-name="Text_20_body">A: This is for your own safety. The save used by this game is bigger than what the memory of the DS can hold. And to prevent your save from being damaged, e.g. by a bad WiFi connection, restoring too large saves has been disabled. (I will unlock this option in a later version.) Or you can buy a cheap 3in1, it does not have this limitation.</text:p>
      <text:p text:style-name="Text_20_body"/>
      <text:p text:style-name="Text_20_body">Q: I can't dump saves using WiFi!</text:p>
      <text:p text:style-name="Text_20_body">A: Make sure that you have WRITE access on your FTP server. Smallftpd only gives you read access by default.</text:p>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Due to a rather stressful Real Life, I am restricting contact related to this program to the projectpokemon.org community. If you have issues, improvements or anything else, feel free to send me a PM (Pokedoc). I can't promise you a fast answer, but I will eventually be able to r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4H51M1S</meta:editing-duration>
    <meta:editing-cycles>52</meta:editing-cycles>
    <meta:generator>LibreOffice/3.3$Win32 LibreOffice_project/330m19$Build-202</meta:generator>
    <dc:date>2011-04-10T21:45:08.11</dc:date>
    <dc:creator>Mark Siewert</dc:creator>
    <meta:document-statistic meta:table-count="0" meta:image-count="0" meta:object-count="0" meta:page-count="6" meta:paragraph-count="105" meta:word-count="2934" meta:character-count="16342"/>
    <meta:user-defined meta:name="Info 1"/>
    <meta:user-defined meta:name="Info 2"/>
    <meta:user-defined meta:name="Info 3"/>
    <meta:user-defined meta:name="Info 4"/>
  </office:meta>
</office:document-meta>
</file>